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5.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6.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5.8cm"/>
      <style:paragraph-properties style:writing-mode="lr-tb"/>
    </style:style>
    <style:style style:name="gr4" style:family="graphic" style:parent-style-name="objectwithoutfill">
      <style:graphic-properties draw:stroke="solid" svg:stroke-width="0.212cm" svg:stroke-color="#000000" draw:marker-start-width="0.517cm" draw:marker-end-width="0.517cm" draw:fill="solid" draw:fill-color="#000000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draw:stroke="solid" svg:stroke-width="0.212cm" svg:stroke-color="#000000" draw:marker-start-width="0.517cm" draw:marker-end="Arrow" draw:marker-end-width="0.617cm" draw:fill="solid" draw:fill-color="#000000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draw:stroke="solid"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P1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2" style:family="paragraph">
      <loext:graphic-properties draw:fill-color="#ffffff"/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7cm" svg:height="2.2cm" svg:x="12.2cm" svg:y="1.7cm">
          <text:p text:style-name="P1"><text:span text:style-name="T1">Objectifs :</text:span></text:p>
          <text:p text:style-name="P1"><text:span text:style-name="T2">Réaliser le plus haut sco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3.9cm" svg:x="18.2cm" svg:y="16.1cm">
          <text:p text:style-name="P1"><text:span text:style-name="T1">Obstacles :</text:span></text:p>
          <text:p text:style-name="P1"><text:span text:style-name="T2">Les verres d’eau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cm" svg:height="2.1cm" svg:x="11.9cm" svg:y="13cm">
          <text:p text:style-name="P1"><text:span text:style-name="T1">Récompenses Immédiates :</text:span></text:p>
          <text:p text:style-name="P1"><text:span text:style-name="T2">Les bouteilles de Rhum donnent</text:span></text:p>
          <text:p text:style-name="P1"><text:span text:style-name="T2"><text:s/></text:span><text:span text:style-name="T2">plus de points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3.9cm" svg:x="1.5cm" svg:y="7.3cm">
          <text:p text:style-name="P1"><text:span text:style-name="T1">Fin de Partie :</text:span></text:p>
          <text:p text:style-name="P1"><text:span text:style-name="T2">Le score de ce jeu vient s‘ajouter </text:span></text:p>
          <text:p text:style-name="P1"><text:span text:style-name="T2">au score général et le prochain </text:span></text:p>
          <text:p text:style-name="P1"><text:span text:style-name="T2">jeu est débloqué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3.9cm" svg:x="14.1cm" svg:y="6.8cm">
          <text:p text:style-name="P1"><text:span text:style-name="T1">Moyens :</text:span></text:p>
          <text:p text:style-name="P1"><text:span text:style-name="T2">Sur pc : </text:span></text:p>
          <text:p text:style-name="P1"><text:span text:style-name="T2">Avec les deux touches directionnelles</text:span></text:p>
          <text:p text:style-name="P1"><text:span text:style-name="T2"/></text:p>
          <text:p text:style-name="P1"><text:span text:style-name="T2">Sur portable :</text:span></text:p>
          <text:p text:style-name="P1"><text:span text:style-name="T2">Avec les doigts dirigeant le personnag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9cm" svg:y1="2.7cm" svg:x2="27.1cm" svg:y2="2.7cm">
          <text:p/>
        </draw:line>
        <draw:line draw:style-name="gr4" draw:text-style-name="P3" draw:layer="layout" svg:x1="27.1cm" svg:y1="2.8cm" svg:x2="27.2cm" svg:y2="18.4cm">
          <text:p/>
        </draw:line>
        <draw:line draw:style-name="gr5" draw:text-style-name="P3" draw:layer="layout" svg:x1="27.2cm" svg:y1="18.4cm" svg:x2="24.8cm" svg:y2="18.4cm">
          <text:p/>
        </draw:line>
        <draw:line draw:style-name="gr4" draw:text-style-name="P3" draw:layer="layout" svg:x1="21.6cm" svg:y1="16.1cm" svg:x2="21.6cm" svg:y2="14.2cm">
          <text:p/>
        </draw:line>
        <draw:line draw:style-name="gr5" draw:text-style-name="P3" draw:layer="layout" svg:x1="21.6cm" svg:y1="14.2cm" svg:x2="18.2cm" svg:y2="14.2cm">
          <text:p/>
        </draw:line>
        <draw:line draw:style-name="gr4" draw:text-style-name="P3" draw:layer="layout" svg:x1="18.2cm" svg:y1="18.2cm" svg:x2="3.7cm" svg:y2="18.2cm">
          <text:p/>
        </draw:line>
        <draw:line draw:style-name="gr5" draw:text-style-name="P3" draw:layer="layout" svg:x1="3.7cm" svg:y1="18.2cm" svg:x2="3.7cm" svg:y2="11.3cm">
          <text:p/>
        </draw:line>
        <draw:line draw:style-name="gr6" draw:text-style-name="P4" draw:layer="layout" svg:x1="4cm" svg:y1="7.3cm" svg:x2="4cm" svg:y2="2.8cm">
          <text:p/>
        </draw:line>
        <draw:line draw:style-name="gr5" draw:text-style-name="P3" draw:layer="layout" svg:x1="4cm" svg:y1="2.8cm" svg:x2="12.1cm" svg:y2="2.8cm">
          <text:p/>
        </draw:line>
        <draw:line draw:style-name="gr5" draw:text-style-name="P3" draw:layer="layout" svg:x1="27.1cm" svg:y1="8.3cm" svg:x2="21cm" svg:y2="8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11:36:18.237000000</meta:creation-date>
    <meta:generator>LibreOffice/6.4.2.2$Windows_X86_64 LibreOffice_project/4e471d8c02c9c90f512f7f9ead8875b57fcb1ec3</meta:generator>
    <dc:date>2020-06-01T18:02:54.914000000</dc:date>
    <meta:editing-duration>PT9M34S</meta:editing-duration>
    <meta:editing-cycles>3</meta:editing-cycles>
    <meta:document-statistic meta:object-count="15"/>
  </office:meta>
</office:document-meta>
</file>